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2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58cm" fo:min-width="1.554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textarea-vertical-align="middle" draw:auto-grow-height="true" draw:auto-grow-width="true" fo:min-height="0.982cm" fo:min-width="1.496cm" fo:padding-top="0.134cm" fo:padding-bottom="0.134cm" fo:padding-left="0.259cm" fo:padding-right="0.259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1cm" fo:min-width="1.602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" draw:marker-end-width="0.3cm" draw:stroke-linejoin="none" draw:fill="none" draw:fill-color="#000000" draw:textarea-vertical-align="middle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08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264cm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ffffff" draw:textarea-horizontal-align="justify" draw:textarea-vertical-align="middle" draw:auto-grow-height="false" fo:min-height="0.726cm" fo:min-width="1.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0.55cm" fo:min-width="0.376cm" style:writing-mode="lr-tb" loext:decorative="false"/>
      <style:paragraph-properties style:writing-mode="lr-tb"/>
    </style:style>
    <style:style style:name="gr11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25cm" fo:min-width="1.126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31cm" fo:min-width="1.322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textarea-vertical-align="middle" draw:auto-grow-height="true" draw:auto-grow-width="true" fo:min-height="0.732cm" fo:min-width="0.482cm" fo:padding-top="0.134cm" fo:padding-bottom="0.134cm" fo:padding-left="0.259cm" fo:padding-right="0.259cm" loext:decorative="false"/>
      <style:paragraph-properties style:writing-mode="lr-tb"/>
    </style:style>
    <style:style style:name="gr16" style:family="graphic" style:parent-style-name="objectwithoutfill">
      <style:graphic-properties draw:marker-end="Arrowheads_20_4" draw:marker-end-width="0.3cm" draw:fill="none" draw:fill-color="#000000" draw:textarea-vertical-align="middle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  <style:text-properties style:font-name="Liberation Mono" fo:font-size="10pt" style:font-size-asian="10pt" style:font-size-complex="10pt"/>
    </style:style>
    <style:style style:name="P4" style:family="paragraph">
      <loext:graphic-properties draw:opacity="0%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Liberation Mono" fo:font-size="10pt" style:font-size-asian="10pt" style:font-size-complex="10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cm" svg:y1="4.235cm" svg:x2="18.096cm" svg:y2="4.235cm">
          <text:p/>
        </draw:line>
        <draw:line draw:style-name="gr2" draw:text-style-name="P2" draw:layer="layout" svg:x1="13.75cm" svg:y1="4.85cm" svg:x2="13.75cm" svg:y2="7.85cm">
          <text:p/>
        </draw:line>
        <draw:custom-shape draw:style-name="gr3" draw:text-style-name="P4" draw:layer="layout" svg:width="2.904cm" svg:height="1.172cm" svg:x="18.096cm" svg:y="3.678cm">
          <text:p text:style-name="P3"><text:span text:style-name="T1">good</text:span><text:span text:style-name="T1">-</text:span><text:span text:style-name="T1">enou</text:span><text:span text:style-name="T1">gh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014cm" svg:height="1.25cm" svg:x="13.486cm" svg:y="3.6cm">
          <draw:text-box>
            <text:p text:style-name="P5"><text:span text:style-name="T1"><text:s/></text:span><text:span text:style-name="T1">g</text:span><text:span text:style-name="T1">u</text:span><text:span text:style-name="T1">e</text:span><text:span text:style-name="T1">s</text:span><text:span text:style-name="T1">s</text:span></text:p>
          </draw:text-box>
        </draw:frame>
        <draw:custom-shape draw:style-name="gr5" draw:text-style-name="P7" draw:layer="layout" svg:width="3.75cm" svg:height="1cm" svg:x="10.75cm" svg:y="7.85cm">
          <text:p text:style-name="P3"><text:span text:style-name="T1">imp</text:span><text:span text:style-name="T1">rov</text:span><text:span text:style-name="T1">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5.25cm" svg:y1="9.6cm" svg:x2="15.25cm" svg:y2="4.85cm">
          <text:p/>
        </draw:line>
        <draw:line draw:style-name="gr6" draw:text-style-name="P2" draw:layer="layout" svg:x1="15.25cm" svg:y1="9.601cm" svg:x2="12.5cm" svg:y2="9.6cm">
          <text:p/>
        </draw:line>
        <draw:line draw:style-name="gr6" draw:text-style-name="P2" draw:layer="layout" svg:x1="12.5cm" svg:y1="8.85cm" svg:x2="12.5cm" svg:y2="9.601cm">
          <text:p/>
        </draw:line>
        <draw:custom-shape draw:style-name="gr7" draw:text-style-name="P8" draw:layer="layout" svg:width="0.362cm" svg:height="0.362cm" svg:x="15.051cm" svg:y="5.3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8" draw:text-style-name="P9" draw:layer="layout" svg:width="1.764cm" svg:height="0.649cm" svg:x="15.5cm" svg:y="5.451cm">
          <draw:text-box>
            <text:p><text:span text:style-name="T1">g</text:span><text:span text:style-name="T1">&lt;</text:span><text:span text:style-name="T1">-</text:span><text:span text:style-name="T1">i</text:span><text:span text:style-name="T1">g</text:span></text:p>
          </draw:text-box>
        </draw:frame>
        <draw:line draw:style-name="gr2" draw:text-style-name="P2" draw:layer="layout" svg:x1="15.6cm" svg:y1="11.8cm" svg:x2="15.6cm" svg:y2="12.8cm">
          <text:p/>
        </draw:line>
        <draw:frame draw:style-name="gr8" draw:text-style-name="P9" draw:layer="layout" svg:width="1.764cm" svg:height="0.649cm" svg:x="14.8cm" svg:y="11.15cm">
          <draw:text-box>
            <text:p><text:span text:style-name="T1">s</text:span><text:span text:style-name="T1">t</text:span><text:span text:style-name="T1">a</text:span><text:span text:style-name="T1">r</text:span><text:span text:style-name="T1">t</text:span></text:p>
          </draw:text-box>
        </draw:frame>
        <draw:custom-shape draw:style-name="gr9" draw:text-style-name="P11" draw:layer="layout" svg:width="4cm" svg:height="1.95cm" svg:x="13.6cm" svg:y="12.8cm">
          <text:p text:style-name="P10"><text:span text:style-name="T1">good-</text:span><text:span text:style-name="T1">enoug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7.6cm" svg:y1="13.772cm" svg:x2="18.85cm" svg:y2="13.772cm">
          <text:p/>
        </draw:line>
        <draw:frame draw:style-name="gr8" draw:text-style-name="P9" draw:layer="layout" svg:width="1.764cm" svg:height="0.649cm" svg:x="17.6cm" svg:y="12.951cm">
          <draw:text-box>
            <text:p><text:span text:style-name="T1">y</text:span><text:span text:style-name="T1">e</text:span><text:span text:style-name="T1">s</text:span></text:p>
          </draw:text-box>
        </draw:frame>
        <draw:frame draw:style-name="gr8" draw:text-style-name="P9" draw:layer="layout" svg:width="1.764cm" svg:height="0.649cm" svg:x="18.85cm" svg:y="13.451cm">
          <draw:text-box>
            <text:p><text:span text:style-name="T1">d</text:span><text:span text:style-name="T1">o</text:span><text:span text:style-name="T1">n</text:span><text:span text:style-name="T1">e</text:span></text:p>
          </draw:text-box>
        </draw:frame>
        <draw:line draw:style-name="gr2" draw:text-style-name="P2" draw:layer="layout" svg:x1="15.6cm" svg:y1="14.75cm" svg:x2="15.6cm" svg:y2="15.75cm">
          <text:p/>
        </draw:line>
        <draw:frame draw:style-name="gr4" draw:text-style-name="P6" draw:layer="layout" svg:width="2.014cm" svg:height="1.25cm" svg:x="14.557cm" svg:y="15.815cm">
          <draw:text-box>
            <text:p text:style-name="P12"><text:span text:style-name="T1"><text:s/></text:span><text:span text:style-name="T1">g</text:span><text:span text:style-name="T1">&lt;</text:span><text:span text:style-name="T1">-</text:span><text:span text:style-name="T1">i</text:span><text:span text:style-name="T1">g</text:span></text:p>
          </draw:text-box>
        </draw:frame>
        <draw:line draw:style-name="gr6" draw:text-style-name="P2" draw:layer="layout" svg:x1="14.557cm" svg:y1="16.45cm" svg:x2="12.35cm" svg:y2="16.45cm">
          <text:p/>
        </draw:line>
        <draw:line draw:style-name="gr6" draw:text-style-name="P2" draw:layer="layout" svg:x1="12.35cm" svg:y1="13.801cm" svg:x2="12.35cm" svg:y2="16.45cm">
          <text:p/>
        </draw:line>
        <draw:line draw:style-name="gr2" draw:text-style-name="P2" draw:layer="layout" svg:x1="12.35cm" svg:y1="13.801cm" svg:x2="13.6cm" svg:y2="13.801cm">
          <text:p/>
        </draw:line>
        <draw:frame draw:style-name="gr8" draw:text-style-name="P9" draw:layer="layout" svg:width="1.764cm" svg:height="0.649cm" svg:x="15.85cm" svg:y="14.75cm">
          <draw:text-box>
            <text:p><text:span text:style-name="T1">n</text:span><text:span text:style-name="T1">o</text:span></text:p>
          </draw:text-box>
        </draw:frame>
        <draw:line draw:style-name="gr2" draw:text-style-name="P2" draw:layer="layout" svg:x1="12.25cm" svg:y1="22.25cm" svg:x2="12.25cm" svg:y2="23.15cm">
          <text:p/>
        </draw:line>
        <draw:frame draw:style-name="gr4" draw:text-style-name="P6" draw:layer="layout" svg:width="2.014cm" svg:height="1.25cm" svg:x="11.986cm" svg:y="21cm">
          <draw:text-box>
            <text:p text:style-name="P5"><text:span text:style-name="T1"><text:s/></text:span><text:span text:style-name="T1">guess</text:span></text:p>
          </draw:text-box>
        </draw:frame>
        <draw:custom-shape draw:style-name="gr5" draw:text-style-name="P7" draw:layer="layout" svg:width="3.75cm" svg:height="1cm" svg:x="9.25cm" svg:y="23.15cm">
          <text:p text:style-name="P3"><text:span text:style-name="T1">/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3.75cm" svg:y1="26.75cm" svg:x2="13.75cm" svg:y2="22.25cm">
          <text:p/>
        </draw:line>
        <draw:line draw:style-name="gr6" draw:text-style-name="P2" draw:layer="layout" svg:x1="13.75cm" svg:y1="26.75cm" svg:x2="10.25cm" svg:y2="26.75cm">
          <text:p/>
        </draw:line>
        <draw:line draw:style-name="gr6" draw:text-style-name="P2" draw:layer="layout" svg:x1="10.25cm" svg:y1="26cm" svg:x2="10.25cm" svg:y2="26.751cm">
          <text:p/>
        </draw:line>
        <draw:custom-shape draw:style-name="gr7" draw:text-style-name="P8" draw:layer="layout" svg:width="0.362cm" svg:height="0.362cm" svg:x="13.551cm" svg:y="22.7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8" draw:text-style-name="P9" draw:layer="layout" svg:width="1.764cm" svg:height="0.649cm" svg:x="14cm" svg:y="22.851cm">
          <draw:text-box>
            <text:p><text:span text:style-name="T1">g&lt;-ig</text:span></text:p>
          </draw:text-box>
        </draw:frame>
        <draw:line draw:style-name="gr2" draw:text-style-name="P2" draw:layer="layout" svg:x1="14cm" svg:y1="33.15cm" svg:x2="14cm" svg:y2="34.15cm">
          <text:p/>
        </draw:line>
        <draw:frame draw:style-name="gr8" draw:text-style-name="P9" draw:layer="layout" svg:width="1.764cm" svg:height="0.649cm" svg:x="13.2cm" svg:y="32.5cm">
          <draw:text-box>
            <text:p><text:span text:style-name="T1">sta</text:span><text:span text:style-name="T1">rt</text:span></text:p>
          </draw:text-box>
        </draw:frame>
        <draw:custom-shape draw:style-name="gr10" draw:text-style-name="P11" draw:layer="layout" svg:width="1.75cm" svg:height="1.6cm" svg:x="13.121cm" svg:y="34.16cm">
          <text:p text:style-name="P10"><text:span text:style-name="T1">&gt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4.871cm" svg:y1="34.96cm" svg:x2="16.121cm" svg:y2="34.96cm">
          <text:p/>
        </draw:line>
        <draw:frame draw:style-name="gr8" draw:text-style-name="P9" draw:layer="layout" svg:width="1.764cm" svg:height="0.649cm" svg:x="14.871cm" svg:y="34.16cm">
          <draw:text-box>
            <text:p><text:span text:style-name="T1">yes</text:span></text:p>
          </draw:text-box>
        </draw:frame>
        <draw:frame draw:style-name="gr8" draw:text-style-name="P9" draw:layer="layout" svg:width="1.764cm" svg:height="0.649cm" svg:x="16.121cm" svg:y="34.66cm">
          <draw:text-box>
            <text:p><text:span text:style-name="T1">don</text:span><text:span text:style-name="T1">e</text:span></text:p>
          </draw:text-box>
        </draw:frame>
        <draw:line draw:style-name="gr2" draw:text-style-name="P2" draw:layer="layout" svg:x1="14cm" svg:y1="35.76cm" svg:x2="14cm" svg:y2="37.165cm">
          <text:p/>
        </draw:line>
        <draw:frame draw:style-name="gr4" draw:text-style-name="P6" draw:layer="layout" svg:width="2.014cm" svg:height="1.25cm" svg:x="12.957cm" svg:y="37.165cm">
          <draw:text-box>
            <text:p text:style-name="P12"><text:span text:style-name="T1"><text:s/></text:span><text:span text:style-name="T1">g&lt;-</text:span><text:span text:style-name="T1">ig</text:span></text:p>
          </draw:text-box>
        </draw:frame>
        <draw:line draw:style-name="gr6" draw:text-style-name="P2" draw:layer="layout" svg:x1="12.957cm" svg:y1="37.8cm" svg:x2="10.75cm" svg:y2="37.8cm">
          <text:p/>
        </draw:line>
        <draw:line draw:style-name="gr6" draw:text-style-name="P2" draw:layer="layout" svg:x1="10.75cm" svg:y1="34.962cm" svg:x2="10.75cm" svg:y2="37.8cm">
          <text:p/>
        </draw:line>
        <draw:line draw:style-name="gr2" draw:text-style-name="P2" draw:layer="layout" svg:x1="10.744cm" svg:y1="34.962cm" svg:x2="13.121cm" svg:y2="34.962cm">
          <text:p/>
        </draw:line>
        <draw:frame draw:style-name="gr8" draw:text-style-name="P9" draw:layer="layout" svg:width="1.764cm" svg:height="0.649cm" svg:x="14.25cm" svg:y="36.1cm">
          <draw:text-box>
            <text:p><text:span text:style-name="T1">no</text:span></text:p>
          </draw:text-box>
        </draw:frame>
        <draw:line draw:style-name="gr11" draw:text-style-name="P13" draw:layer="layout" svg:x1="18.859cm" svg:y1="28.853cm" svg:x2="18.859cm" svg:y2="27.83cm">
          <text:p/>
        </draw:line>
        <draw:custom-shape draw:style-name="gr12" draw:text-style-name="P4" draw:layer="layout" svg:width="1cm" svg:height="1cm" svg:x="18.378cm" svg:y="26.83cm">
          <text:p text:style-name="P3"><text:span text:style-name="T1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3.25cm" svg:height="1.5cm" svg:x="17.25cm" svg:y="28.85cm">
          <text:p text:style-name="P3"><text:span text:style-name="T1">0.0</text:span><text:span text:style-name="T1">0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5cm" svg:height="1cm" svg:x="16cm" svg:y="22.25cm">
          <text:p text:style-name="P3"><text:span text:style-name="T1">squ</text:span><text:span text:style-name="T1">ar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7.596cm" svg:y1="21.58cm" svg:x2="17.596cm" svg:y2="22.25cm">
          <text:p/>
        </draw:line>
        <draw:line draw:style-name="gr6" draw:text-style-name="P2" draw:layer="layout" svg:x1="17.596cm" svg:y1="21.58cm" svg:x2="14cm" svg:y2="21.579cm">
          <text:p/>
        </draw:line>
        <draw:frame draw:style-name="gr15" draw:text-style-name="P6" draw:layer="layout" svg:width="1cm" svg:height="1cm" svg:x="19.3cm" svg:y="20cm">
          <draw:text-box>
            <text:p text:style-name="P5"><text:span text:style-name="T1"><text:s/></text:span><text:span text:style-name="T1">x</text:span></text:p>
          </draw:text-box>
        </draw:frame>
        <draw:line draw:style-name="gr1" draw:text-style-name="P1" draw:layer="layout" svg:x1="19.821cm" svg:y1="21cm" svg:x2="19.821cm" svg:y2="23.75cm">
          <text:p/>
        </draw:line>
        <draw:custom-shape draw:style-name="gr14" draw:text-style-name="P7" draw:layer="layout" svg:width="3.25cm" svg:height="1cm" svg:x="17.25cm" svg:y="23.75cm">
          <text:p text:style-name="P3"><text:span text:style-name="T1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7" draw:layer="layout" svg:width="3.25cm" svg:height="1cm" svg:x="17.25cm" svg:y="25.25cm">
          <text:p text:style-name="P3"><text:span text:style-name="T1">abs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8cm" svg:y1="23.25cm" svg:x2="18cm" svg:y2="23.75cm">
          <text:p/>
        </draw:line>
        <draw:line draw:style-name="gr1" draw:text-style-name="P1" draw:layer="layout" svg:x1="18.893cm" svg:y1="24.75cm" svg:x2="18.893cm" svg:y2="25.25cm">
          <text:p/>
        </draw:line>
        <draw:line draw:style-name="gr1" draw:text-style-name="P1" draw:layer="layout" svg:x1="18.888cm" svg:y1="26.25cm" svg:x2="18.888cm" svg:y2="26.83cm">
          <text:p/>
        </draw:line>
        <draw:line draw:style-name="gr6" draw:text-style-name="P2" draw:layer="layout" svg:x1="19.3cm" svg:y1="20.409cm" svg:x2="10.262cm" svg:y2="20.411cm">
          <text:p/>
        </draw:line>
        <draw:line draw:style-name="gr2" draw:text-style-name="P2" draw:layer="layout" svg:x1="10.262cm" svg:y1="20.409cm" svg:x2="10.262cm" svg:y2="23.15cm">
          <text:p/>
        </draw:line>
        <draw:custom-shape draw:style-name="gr5" draw:text-style-name="P7" draw:layer="layout" svg:width="3.75cm" svg:height="1cm" svg:x="8.25cm" svg:y="25cm">
          <text:p text:style-name="P3"><text:span text:style-name="T1">average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2" draw:layer="layout" svg:x1="11.986cm" svg:y1="21.59cm" svg:x2="8.636cm" svg:y2="21.59cm">
          <text:p/>
        </draw:line>
        <draw:line draw:style-name="gr2" draw:text-style-name="P2" draw:layer="layout" svg:x1="8.636cm" svg:y1="21.59cm" svg:x2="8.636cm" svg:y2="25cm">
          <text:p/>
        </draw:line>
        <draw:line draw:style-name="gr16" draw:text-style-name="P2" draw:layer="layout" svg:x1="10.965cm" svg:y1="24.15cm" svg:x2="10.965cm" svg:y2="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6-02-19T19:58:47.025143902</dc:date>
    <meta:editing-duration>PT1H48M51S</meta:editing-duration>
    <meta:editing-cycles>11</meta:editing-cycles>
    <meta:document-statistic meta:object-count="61"/>
  </office:meta>
</office:document-meta>
</file>